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5"/>
    <style:style style:name="ce4" style:family="table-cell" style:parent-style-name="Default" style:data-style-name="N2"/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968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amina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Parameter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</text:p>
          </table:table-cell>
          <table:table-cell office:value-type="float" office:value="3800000000" table:style-name="ce3">
            <text:p>3.80E+0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ho</text:p>
          </table:table-cell>
          <table:table-cell office:value-type="float" office:value="2950" table:style-name="ce3">
            <text:p>2.95E+0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w</text:p>
          </table:table-cell>
          <table:table-cell office:value-type="float" office:value="0.02" table:style-name="ce3">
            <text:p>2.00E-0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</text:p>
          </table:table-cell>
          <table:table-cell office:value-type="float" office:value="4.0000000000000001E-3" table:style-name="ce3">
            <text:p>4.00E-0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</text:p>
          </table:table-cell>
          <table:table-cell office:value-type="float" office:value="0.06" table:style-name="ce3">
            <text:p>6.00E-0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</text:p>
          </table:table-cell>
          <table:table-cell office:value-type="float" office:value="1.0666666666666667E-10" table:formula="of:=[.B4]*[.B5]^3*(1/12)" table:style-name="ce1">
            <text:p>1.06667E-10</text:p>
          </table:table-cell>
          <table:table-cell office:value-type="float" office:value="2.6666666666666674E-9" table:formula="of:=[.B5]*[.B4]^3*(1/12)" table:style-name="ce1">
            <text:p>2.66667E-09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Analytic Solutions</text:p>
          </table:table-cell>
          <table:table-cell table:number-columns-repeated="16383" table:style-name="ce1"/>
        </table:table-row>
        <table:table-row table:style-name="ro1">
          <table:table-cell table:number-columns-repeated="2" table:style-name="ce1"/>
          <table:table-cell office:value-type="string" table:number-columns-spanned="2" table:number-rows-spanned="1" table:style-name="ce5">
            <text:p>Frequency [Hz]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2">
            <text:p>alpha</text:p>
          </table:table-cell>
          <table:table-cell office:value-type="string" table:style-name="ce2">
            <text:p>In-Plane</text:p>
          </table:table-cell>
          <table:table-cell office:value-type="string" table:style-name="ce2">
            <text:p>Out of Plane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.8751" table:style-name="ce1">
            <text:p>1.8751</text:p>
          </table:table-cell>
          <table:table-cell office:value-type="float" office:value="203.71202088748217" table:formula="of:=([.B12]^2*SQRT(  ([.$B$2]*[.$B$7])/([.$B$3]*[.$B$4]*[.$B$5]) )/[.$B$6]^2)/(2*PI())" table:style-name="ce1">
            <text:p>203.7120209</text:p>
          </table:table-cell>
          <table:table-cell office:value-type="float" office:value="1018.5601044374109" table:formula="of:=([.B12]^2*SQRT(  ([.$B$2]*[.$C$7])/([.$B$3]*[.$B$4]*[.$B$5]) )/[.$B$6]^2)/(2*PI())" table:style-name="ce1">
            <text:p>1018.560104</text:p>
          </table:table-cell>
          <table:table-cell table:number-columns-repeated="16380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4.6940900000000001" table:style-name="ce1">
            <text:p>4.69409</text:p>
          </table:table-cell>
          <table:table-cell office:value-type="float" office:value="1276.6463669805096" table:formula="of:=([.B13]^2*SQRT(  ([.$B$2]*[.$B$7])/([.$B$3]*[.$B$4]*[.$B$5]) )/[.$B$6]^2)/(2*PI())" table:style-name="ce1">
            <text:p>1276.646367</text:p>
          </table:table-cell>
          <table:table-cell office:value-type="float" office:value="6383.2318349025491" table:formula="of:=([.B13]^2*SQRT(  ([.$B$2]*[.$C$7])/([.$B$3]*[.$B$4]*[.$B$5]) )/[.$B$6]^2)/(2*PI())" table:style-name="ce1">
            <text:p>6383.231835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7.8539000000000003" table:style-name="ce1">
            <text:p>7.8539</text:p>
          </table:table-cell>
          <table:table-cell office:value-type="float" office:value="3573.8681333614813" table:formula="of:=([.B14]^2*SQRT(  ([.$B$2]*[.$B$7])/([.$B$3]*[.$B$4]*[.$B$5]) )/[.$B$6]^2)/(2*PI())" table:style-name="ce1">
            <text:p>3573.868133</text:p>
          </table:table-cell>
          <table:table-cell office:value-type="float" office:value="17869.340666807409" table:formula="of:=([.B14]^2*SQRT(  ([.$B$2]*[.$C$7])/([.$B$3]*[.$B$4]*[.$B$5]) )/[.$B$6]^2)/(2*PI())" table:style-name="ce1">
            <text:p>17869.34067</text:p>
          </table:table-cell>
          <table:table-cell table:number-columns-repeated="16380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0.995570000000001" table:style-name="ce1">
            <text:p>10.99557</text:p>
          </table:table-cell>
          <table:table-cell office:value-type="float" office:value="7004.9216955655502" table:formula="of:=([.B15]^2*SQRT(  ([.$B$2]*[.$B$7])/([.$B$3]*[.$B$4]*[.$B$5]) )/[.$B$6]^2)/(2*PI())" table:style-name="ce1">
            <text:p>7004.921696</text:p>
          </table:table-cell>
          <table:table-cell office:value-type="float" office:value="35024.608477827758" table:formula="of:=([.B15]^2*SQRT(  ([.$B$2]*[.$C$7])/([.$B$3]*[.$B$4]*[.$B$5]) )/[.$B$6]^2)/(2*PI())" table:style-name="ce1">
            <text:p>35024.60848</text:p>
          </table:table-cell>
          <table:table-cell table:number-columns-repeated="16380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14.1372" table:style-name="ce1">
            <text:p>14.1372</text:p>
          </table:table-cell>
          <table:table-cell office:value-type="float" office:value="11579.627622320491" table:formula="of:=([.B16]^2*SQRT(  ([.$B$2]*[.$B$7])/([.$B$3]*[.$B$4]*[.$B$5]) )/[.$B$6]^2)/(2*PI())" table:style-name="ce1">
            <text:p>11579.62762</text:p>
          </table:table-cell>
          <table:table-cell office:value-type="float" office:value="57898.138111602457" table:formula="of:=([.B16]^2*SQRT(  ([.$B$2]*[.$C$7])/([.$B$3]*[.$B$4]*[.$B$5]) )/[.$B$6]^2)/(2*PI())" table:style-name="ce1">
            <text:p>57898.13811</text:p>
          </table:table-cell>
          <table:table-cell table:number-columns-repeated="16380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17.279" table:style-name="ce1">
            <text:p>17.279</text:p>
          </table:table-cell>
          <table:table-cell office:value-type="float" office:value="17298.362696545875" table:formula="of:=([.B17]^2*SQRT(  ([.$B$2]*[.$B$7])/([.$B$3]*[.$B$4]*[.$B$5]) )/[.$B$6]^2)/(2*PI())" table:style-name="ce1">
            <text:p>17298.3627</text:p>
          </table:table-cell>
          <table:table-cell office:value-type="float" office:value="86491.813482729369" table:formula="of:=([.B17]^2*SQRT(  ([.$B$2]*[.$C$7])/([.$B$3]*[.$B$4]*[.$B$5]) )/[.$B$6]^2)/(2*PI())" table:style-name="ce1">
            <text:p>86491.81348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Solutions from Elm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2">
            <text:p>f [Hz]</text:p>
          </table:table-cell>
          <table:table-cell office:value-type="string" table:style-name="ce2">
            <text:p>Mode Type</text:p>
          </table:table-cell>
          <table:table-cell table:number-columns-repeated="16381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61.40006281905801" table:style-name="ce4">
            <text:p>161.40</text:p>
          </table:table-cell>
          <table:table-cell office:value-type="string" table:style-name="ce1">
            <text:p>In-Plane Bending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737.75878599793805" table:style-name="ce4">
            <text:p>737.76</text:p>
          </table:table-cell>
          <table:table-cell office:value-type="string" table:style-name="ce1">
            <text:p>Torsional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825.64991924496496" table:style-name="ce4">
            <text:p>825.65</text:p>
          </table:table-cell>
          <table:table-cell office:value-type="string" table:style-name="ce1">
            <text:p>Unique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893.665988926968" table:style-name="ce4">
            <text:p>893.67</text:p>
          </table:table-cell>
          <table:table-cell office:value-type="string" table:style-name="ce1">
            <text:p>In-Plane Bending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2188.5899632655801" table:style-name="ce4">
            <text:p>2188.59</text:p>
          </table:table-cell>
          <table:table-cell office:value-type="string" table:style-name="ce1">
            <text:p>In-Plane Bending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2208.4570674599099" table:style-name="ce4">
            <text:p>2208.46</text:p>
          </table:table-cell>
          <table:table-cell office:value-type="string" table:style-name="ce1">
            <text:p>Torsional</text:p>
          </table:table-cell>
          <table:table-cell table:number-columns-repeated="16381" table:style-name="ce1"/>
        </table:table-row>
        <table:table-row table:number-rows-repeated="1048550" table:style-name="ro2">
          <table:table-cell table:number-columns-repeated="16384"/>
        </table:table-row>
      </table:table>
      <table:table table:name="Steelfil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Parameter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</text:p>
          </table:table-cell>
          <table:table-cell office:value-type="float" office:value="3800000000" table:style-name="ce3">
            <text:p>3.80E+0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ho</text:p>
          </table:table-cell>
          <table:table-cell office:value-type="float" office:value="2950" table:style-name="ce3">
            <text:p>2.95E+0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w</text:p>
          </table:table-cell>
          <table:table-cell office:value-type="float" office:value="0.02" table:style-name="ce3">
            <text:p>2.00E-0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</text:p>
          </table:table-cell>
          <table:table-cell office:value-type="float" office:value="4.0000000000000001E-3" table:style-name="ce3">
            <text:p>4.00E-0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</text:p>
          </table:table-cell>
          <table:table-cell office:value-type="float" office:value="0.06" table:style-name="ce3">
            <text:p>6.00E-0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</text:p>
          </table:table-cell>
          <table:table-cell office:value-type="float" office:value="1.0666666666666667E-10" table:formula="of:=[.B4]*[.B5]^3*(1/12)" table:style-name="ce1">
            <text:p>1.06667E-10</text:p>
          </table:table-cell>
          <table:table-cell office:value-type="float" office:value="2.6666666666666674E-9" table:formula="of:=[.B5]*[.B4]^3*(1/12)" table:style-name="ce1">
            <text:p>2.66667E-09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Analytic Solutions</text:p>
          </table:table-cell>
          <table:table-cell table:number-columns-repeated="16383" table:style-name="ce1"/>
        </table:table-row>
        <table:table-row table:style-name="ro1">
          <table:table-cell table:number-columns-repeated="2" table:style-name="ce1"/>
          <table:table-cell office:value-type="string" table:number-columns-spanned="2" table:number-rows-spanned="1" table:style-name="ce5">
            <text:p>Frequency [Hz]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2">
            <text:p>alpha</text:p>
          </table:table-cell>
          <table:table-cell office:value-type="string" table:style-name="ce2">
            <text:p>In-Plane</text:p>
          </table:table-cell>
          <table:table-cell office:value-type="string" table:style-name="ce2">
            <text:p>Out of Plane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.8751" table:style-name="ce1">
            <text:p>1.8751</text:p>
          </table:table-cell>
          <table:table-cell office:value-type="float" office:value="203.71202088748217" table:formula="of:=([.B12]^2*SQRT(  ([.$B$2]*[.$B$7])/([.$B$3]*[.$B$4]*[.$B$5]) )/[.$B$6]^2)/(2*PI())" table:style-name="ce1">
            <text:p>203.7120209</text:p>
          </table:table-cell>
          <table:table-cell office:value-type="float" office:value="1018.5601044374109" table:formula="of:=([.B12]^2*SQRT(  ([.$B$2]*[.$C$7])/([.$B$3]*[.$B$4]*[.$B$5]) )/[.$B$6]^2)/(2*PI())" table:style-name="ce1">
            <text:p>1018.560104</text:p>
          </table:table-cell>
          <table:table-cell table:number-columns-repeated="16380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4.6940900000000001" table:style-name="ce1">
            <text:p>4.69409</text:p>
          </table:table-cell>
          <table:table-cell office:value-type="float" office:value="1276.6463669805096" table:formula="of:=([.B13]^2*SQRT(  ([.$B$2]*[.$B$7])/([.$B$3]*[.$B$4]*[.$B$5]) )/[.$B$6]^2)/(2*PI())" table:style-name="ce1">
            <text:p>1276.646367</text:p>
          </table:table-cell>
          <table:table-cell office:value-type="float" office:value="6383.2318349025491" table:formula="of:=([.B13]^2*SQRT(  ([.$B$2]*[.$C$7])/([.$B$3]*[.$B$4]*[.$B$5]) )/[.$B$6]^2)/(2*PI())" table:style-name="ce1">
            <text:p>6383.231835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7.8539000000000003" table:style-name="ce1">
            <text:p>7.8539</text:p>
          </table:table-cell>
          <table:table-cell office:value-type="float" office:value="3573.8681333614813" table:formula="of:=([.B14]^2*SQRT(  ([.$B$2]*[.$B$7])/([.$B$3]*[.$B$4]*[.$B$5]) )/[.$B$6]^2)/(2*PI())" table:style-name="ce1">
            <text:p>3573.868133</text:p>
          </table:table-cell>
          <table:table-cell office:value-type="float" office:value="17869.340666807409" table:formula="of:=([.B14]^2*SQRT(  ([.$B$2]*[.$C$7])/([.$B$3]*[.$B$4]*[.$B$5]) )/[.$B$6]^2)/(2*PI())" table:style-name="ce1">
            <text:p>17869.34067</text:p>
          </table:table-cell>
          <table:table-cell table:number-columns-repeated="16380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0.995570000000001" table:style-name="ce1">
            <text:p>10.99557</text:p>
          </table:table-cell>
          <table:table-cell office:value-type="float" office:value="7004.9216955655502" table:formula="of:=([.B15]^2*SQRT(  ([.$B$2]*[.$B$7])/([.$B$3]*[.$B$4]*[.$B$5]) )/[.$B$6]^2)/(2*PI())" table:style-name="ce1">
            <text:p>7004.921696</text:p>
          </table:table-cell>
          <table:table-cell office:value-type="float" office:value="35024.608477827758" table:formula="of:=([.B15]^2*SQRT(  ([.$B$2]*[.$C$7])/([.$B$3]*[.$B$4]*[.$B$5]) )/[.$B$6]^2)/(2*PI())" table:style-name="ce1">
            <text:p>35024.60848</text:p>
          </table:table-cell>
          <table:table-cell table:number-columns-repeated="16380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14.1372" table:style-name="ce1">
            <text:p>14.1372</text:p>
          </table:table-cell>
          <table:table-cell office:value-type="float" office:value="11579.627622320491" table:formula="of:=([.B16]^2*SQRT(  ([.$B$2]*[.$B$7])/([.$B$3]*[.$B$4]*[.$B$5]) )/[.$B$6]^2)/(2*PI())" table:style-name="ce1">
            <text:p>11579.62762</text:p>
          </table:table-cell>
          <table:table-cell office:value-type="float" office:value="57898.138111602457" table:formula="of:=([.B16]^2*SQRT(  ([.$B$2]*[.$C$7])/([.$B$3]*[.$B$4]*[.$B$5]) )/[.$B$6]^2)/(2*PI())" table:style-name="ce1">
            <text:p>57898.13811</text:p>
          </table:table-cell>
          <table:table-cell table:number-columns-repeated="16380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17.279" table:style-name="ce1">
            <text:p>17.279</text:p>
          </table:table-cell>
          <table:table-cell office:value-type="float" office:value="17298.362696545875" table:formula="of:=([.B17]^2*SQRT(  ([.$B$2]*[.$B$7])/([.$B$3]*[.$B$4]*[.$B$5]) )/[.$B$6]^2)/(2*PI())" table:style-name="ce1">
            <text:p>17298.3627</text:p>
          </table:table-cell>
          <table:table-cell office:value-type="float" office:value="86491.813482729369" table:formula="of:=([.B17]^2*SQRT(  ([.$B$2]*[.$C$7])/([.$B$3]*[.$B$4]*[.$B$5]) )/[.$B$6]^2)/(2*PI())" table:style-name="ce1">
            <text:p>86491.81348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Solutions from Elm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2">
            <text:p>f [Hz]</text:p>
          </table:table-cell>
          <table:table-cell office:value-type="string" table:style-name="ce2">
            <text:p>Mode Type</text:p>
          </table:table-cell>
          <table:table-cell table:number-columns-repeated="16381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08.58219247300701" table:style-name="ce4">
            <text:p>208.58</text:p>
          </table:table-cell>
          <table:table-cell office:value-type="string" table:style-name="ce1">
            <text:p>In-Plane Bending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947.36450137336203" table:style-name="ce4">
            <text:p>947.36</text:p>
          </table:table-cell>
          <table:table-cell office:value-type="string" table:style-name="ce1">
            <text:p>Out-Of-Plane Bending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1146.30821571617" table:style-name="ce4">
            <text:p>1146.31</text:p>
          </table:table-cell>
          <table:table-cell office:value-type="string" table:style-name="ce1">
            <text:p>Torsional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277.23215216984" table:style-name="ce4">
            <text:p>1277.23</text:p>
          </table:table-cell>
          <table:table-cell office:value-type="string" table:style-name="ce1">
            <text:p>In-Plane Bending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3474.7096313019802" table:style-name="ce4">
            <text:p>3474.71</text:p>
          </table:table-cell>
          <table:table-cell office:value-type="string" table:style-name="ce1">
            <text:p>In-Plane Bending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3559.03655936617" table:style-name="ce4">
            <text:p>3559.04</text:p>
          </table:table-cell>
          <table:table-cell office:value-type="string" table:style-name="ce1">
            <text:p>Torsional</text:p>
          </table:table-cell>
          <table:table-cell table:number-columns-repeated="16381" table:style-name="ce1"/>
        </table:table-row>
        <table:table-row table:number-rows-repeated="1048550" table:style-name="ro2">
          <table:table-cell table:number-columns-repeated="16384"/>
        </table:table-row>
      </table:table>
      <table:table table:name="Fle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Parameter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</text:p>
          </table:table-cell>
          <table:table-cell office:value-type="float" office:value="119900000" table:style-name="ce3">
            <text:p>1.20E+0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ho</text:p>
          </table:table-cell>
          <table:table-cell office:value-type="float" office:value="1072" table:style-name="ce3">
            <text:p>1.07E+0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w</text:p>
          </table:table-cell>
          <table:table-cell office:value-type="float" office:value="0.02" table:style-name="ce3">
            <text:p>2.00E-0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</text:p>
          </table:table-cell>
          <table:table-cell office:value-type="float" office:value="4.0000000000000001E-3" table:style-name="ce3">
            <text:p>4.00E-0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</text:p>
          </table:table-cell>
          <table:table-cell office:value-type="float" office:value="0.06" table:style-name="ce3">
            <text:p>6.00E-0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</text:p>
          </table:table-cell>
          <table:table-cell office:value-type="float" office:value="1.0666666666666667E-10" table:formula="of:=[.B4]*[.B5]^3*(1/12)" table:style-name="ce1">
            <text:p>1.06667E-10</text:p>
          </table:table-cell>
          <table:table-cell office:value-type="float" office:value="2.6666666666666674E-9" table:formula="of:=[.B5]*[.B4]^3*(1/12)" table:style-name="ce1">
            <text:p>2.66667E-09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Analytic Solutions</text:p>
          </table:table-cell>
          <table:table-cell table:number-columns-repeated="16383" table:style-name="ce1"/>
        </table:table-row>
        <table:table-row table:style-name="ro1">
          <table:table-cell table:number-columns-repeated="2" table:style-name="ce1"/>
          <table:table-cell office:value-type="string" table:number-columns-spanned="2" table:number-rows-spanned="1" table:style-name="ce5">
            <text:p>Frequency [Hz]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2">
            <text:p>alpha</text:p>
          </table:table-cell>
          <table:table-cell office:value-type="string" table:style-name="ce2">
            <text:p>In-Plane</text:p>
          </table:table-cell>
          <table:table-cell office:value-type="string" table:style-name="ce2">
            <text:p>Out of Plane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.8751" table:style-name="ce1">
            <text:p>1.8751</text:p>
          </table:table-cell>
          <table:table-cell office:value-type="float" office:value="60.027197201179476" table:formula="of:=([.B12]^2*SQRT(  ([.$B$2]*[.$B$7])/([.$B$3]*[.$B$4]*[.$B$5]) )/[.$B$6]^2)/(2*PI())" table:style-name="ce1">
            <text:p>60.0271972</text:p>
          </table:table-cell>
          <table:table-cell office:value-type="float" office:value="300.13598600589734" table:formula="of:=([.B12]^2*SQRT(  ([.$B$2]*[.$C$7])/([.$B$3]*[.$B$4]*[.$B$5]) )/[.$B$6]^2)/(2*PI())" table:style-name="ce1">
            <text:p>300.135986</text:p>
          </table:table-cell>
          <table:table-cell table:number-columns-repeated="16380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4.6940900000000001" table:style-name="ce1">
            <text:p>4.69409</text:p>
          </table:table-cell>
          <table:table-cell office:value-type="float" office:value="376.18547444107861" table:formula="of:=([.B13]^2*SQRT(  ([.$B$2]*[.$B$7])/([.$B$3]*[.$B$4]*[.$B$5]) )/[.$B$6]^2)/(2*PI())" table:style-name="ce1">
            <text:p>376.1854744</text:p>
          </table:table-cell>
          <table:table-cell office:value-type="float" office:value="1880.9273722053929" table:formula="of:=([.B13]^2*SQRT(  ([.$B$2]*[.$C$7])/([.$B$3]*[.$B$4]*[.$B$5]) )/[.$B$6]^2)/(2*PI())" table:style-name="ce1">
            <text:p>1880.927372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7.8539000000000003" table:style-name="ce1">
            <text:p>7.8539</text:p>
          </table:table-cell>
          <table:table-cell office:value-type="float" office:value="1053.1007756817328" table:formula="of:=([.B14]^2*SQRT(  ([.$B$2]*[.$B$7])/([.$B$3]*[.$B$4]*[.$B$5]) )/[.$B$6]^2)/(2*PI())" table:style-name="ce1">
            <text:p>1053.100776</text:p>
          </table:table-cell>
          <table:table-cell office:value-type="float" office:value="5265.5038784086646" table:formula="of:=([.B14]^2*SQRT(  ([.$B$2]*[.$C$7])/([.$B$3]*[.$B$4]*[.$B$5]) )/[.$B$6]^2)/(2*PI())" table:style-name="ce1">
            <text:p>5265.503878</text:p>
          </table:table-cell>
          <table:table-cell table:number-columns-repeated="16380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0.995570000000001" table:style-name="ce1">
            <text:p>10.99557</text:p>
          </table:table-cell>
          <table:table-cell office:value-type="float" office:value="2064.118819138238" table:formula="of:=([.B15]^2*SQRT(  ([.$B$2]*[.$B$7])/([.$B$3]*[.$B$4]*[.$B$5]) )/[.$B$6]^2)/(2*PI())" table:style-name="ce1">
            <text:p>2064.118819</text:p>
          </table:table-cell>
          <table:table-cell office:value-type="float" office:value="10320.594095691191" table:formula="of:=([.B15]^2*SQRT(  ([.$B$2]*[.$C$7])/([.$B$3]*[.$B$4]*[.$B$5]) )/[.$B$6]^2)/(2*PI())" table:style-name="ce1">
            <text:p>10320.5941</text:p>
          </table:table-cell>
          <table:table-cell table:number-columns-repeated="16380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14.1372" table:style-name="ce1">
            <text:p>14.1372</text:p>
          </table:table-cell>
          <table:table-cell office:value-type="float" office:value="3412.1334017160571" table:formula="of:=([.B16]^2*SQRT(  ([.$B$2]*[.$B$7])/([.$B$3]*[.$B$4]*[.$B$5]) )/[.$B$6]^2)/(2*PI())" table:style-name="ce1">
            <text:p>3412.133402</text:p>
          </table:table-cell>
          <table:table-cell office:value-type="float" office:value="17060.667008580287" table:formula="of:=([.B16]^2*SQRT(  ([.$B$2]*[.$C$7])/([.$B$3]*[.$B$4]*[.$B$5]) )/[.$B$6]^2)/(2*PI())" table:style-name="ce1">
            <text:p>17060.66701</text:p>
          </table:table-cell>
          <table:table-cell table:number-columns-repeated="16380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17.279" table:style-name="ce1">
            <text:p>17.279</text:p>
          </table:table-cell>
          <table:table-cell office:value-type="float" office:value="5097.2555488839698" table:formula="of:=([.B17]^2*SQRT(  ([.$B$2]*[.$B$7])/([.$B$3]*[.$B$4]*[.$B$5]) )/[.$B$6]^2)/(2*PI())" table:style-name="ce1">
            <text:p>5097.255549</text:p>
          </table:table-cell>
          <table:table-cell office:value-type="float" office:value="25486.277744419851" table:formula="of:=([.B17]^2*SQRT(  ([.$B$2]*[.$C$7])/([.$B$3]*[.$B$4]*[.$B$5]) )/[.$B$6]^2)/(2*PI())" table:style-name="ce1">
            <text:p>25486.27774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Solutions from Elm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2">
            <text:p>f [Hz]</text:p>
          </table:table-cell>
          <table:table-cell office:value-type="string" table:style-name="ce2">
            <text:p>Mode Type</text:p>
          </table:table-cell>
          <table:table-cell table:number-columns-repeated="16381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61.447948930724301" table:style-name="ce4">
            <text:p>61.45</text:p>
          </table:table-cell>
          <table:table-cell office:value-type="string" table:style-name="ce1">
            <text:p>In-Plane Bending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79.09193179717897" table:style-name="ce4">
            <text:p>279.09</text:p>
          </table:table-cell>
          <table:table-cell office:value-type="string" table:style-name="ce1">
            <text:p>Out-Of-Plane Bending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37.70038738904998" table:style-name="ce4">
            <text:p>337.70</text:p>
          </table:table-cell>
          <table:table-cell office:value-type="string" table:style-name="ce1">
            <text:p>Torsional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376.27032504784501" table:style-name="ce4">
            <text:p>376.27</text:p>
          </table:table-cell>
          <table:table-cell office:value-type="string" table:style-name="ce1">
            <text:p>In-Plane Bending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1023.64334449014" table:style-name="ce4">
            <text:p>1023.64</text:p>
          </table:table-cell>
          <table:table-cell office:value-type="string" table:style-name="ce1">
            <text:p>In-Plane Bending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1048.4860214997" table:style-name="ce4">
            <text:p>1048.49</text:p>
          </table:table-cell>
          <table:table-cell office:value-type="string" table:style-name="ce1">
            <text:p>Torsional</text:p>
          </table:table-cell>
          <table:table-cell table:number-columns-repeated="16381" table:style-name="ce1"/>
        </table:table-row>
        <table:table-row table:number-rows-repeated="1048550" table:style-name="ro2">
          <table:table-cell table:number-columns-repeated="16384"/>
        </table:table-row>
      </table:table>
      <table:table table:name="Generic_PL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Parameter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</text:p>
          </table:table-cell>
          <table:table-cell office:value-type="float" office:value="1800000000" table:style-name="ce3">
            <text:p>1.80E+0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ho</text:p>
          </table:table-cell>
          <table:table-cell office:value-type="float" office:value="1200" table:style-name="ce3">
            <text:p>1.20E+0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w</text:p>
          </table:table-cell>
          <table:table-cell office:value-type="float" office:value="0.02" table:style-name="ce3">
            <text:p>2.00E-0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</text:p>
          </table:table-cell>
          <table:table-cell office:value-type="float" office:value="4.0000000000000001E-3" table:style-name="ce3">
            <text:p>4.00E-0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</text:p>
          </table:table-cell>
          <table:table-cell office:value-type="float" office:value="0.06" table:style-name="ce3">
            <text:p>6.00E-0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</text:p>
          </table:table-cell>
          <table:table-cell office:value-type="float" office:value="1.0666666666666667E-10" table:formula="of:=[.B4]*[.B5]^3*(1/12)" table:style-name="ce1">
            <text:p>1.06667E-10</text:p>
          </table:table-cell>
          <table:table-cell office:value-type="float" office:value="2.6666666666666674E-9" table:formula="of:=[.B5]*[.B4]^3*(1/12)" table:style-name="ce1">
            <text:p>2.66667E-09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Analytic Solutions</text:p>
          </table:table-cell>
          <table:table-cell table:number-columns-repeated="16383" table:style-name="ce1"/>
        </table:table-row>
        <table:table-row table:style-name="ro1">
          <table:table-cell table:number-columns-repeated="2" table:style-name="ce1"/>
          <table:table-cell office:value-type="string" table:number-columns-spanned="2" table:number-rows-spanned="1" table:style-name="ce5">
            <text:p>Frequency [Hz]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2">
            <text:p>alpha</text:p>
          </table:table-cell>
          <table:table-cell office:value-type="string" table:style-name="ce2">
            <text:p>In-Plane</text:p>
          </table:table-cell>
          <table:table-cell office:value-type="string" table:style-name="ce2">
            <text:p>Out of Plane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.8751" table:style-name="ce1">
            <text:p>1.8751</text:p>
          </table:table-cell>
          <table:table-cell office:value-type="float" office:value="219.82723448691311" table:formula="of:=([.B12]^2*SQRT(  ([.$B$2]*[.$B$7])/([.$B$3]*[.$B$4]*[.$B$5]) )/[.$B$6]^2)/(2*PI())" table:style-name="ce1">
            <text:p>219.8272345</text:p>
          </table:table-cell>
          <table:table-cell office:value-type="float" office:value="1099.1361724345654" table:formula="of:=([.B12]^2*SQRT(  ([.$B$2]*[.$C$7])/([.$B$3]*[.$B$4]*[.$B$5]) )/[.$B$6]^2)/(2*PI())" table:style-name="ce1">
            <text:p>1099.136172</text:p>
          </table:table-cell>
          <table:table-cell table:number-columns-repeated="16380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4.6940900000000001" table:style-name="ce1">
            <text:p>4.69409</text:p>
          </table:table-cell>
          <table:table-cell office:value-type="float" office:value="1377.6390762236811" table:formula="of:=([.B13]^2*SQRT(  ([.$B$2]*[.$B$7])/([.$B$3]*[.$B$4]*[.$B$5]) )/[.$B$6]^2)/(2*PI())" table:style-name="ce1">
            <text:p>1377.639076</text:p>
          </table:table-cell>
          <table:table-cell office:value-type="float" office:value="6888.1953811184067" table:formula="of:=([.B13]^2*SQRT(  ([.$B$2]*[.$C$7])/([.$B$3]*[.$B$4]*[.$B$5]) )/[.$B$6]^2)/(2*PI())" table:style-name="ce1">
            <text:p>6888.195381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7.8539000000000003" table:style-name="ce1">
            <text:p>7.8539</text:p>
          </table:table-cell>
          <table:table-cell office:value-type="float" office:value="3856.5890454333853" table:formula="of:=([.B14]^2*SQRT(  ([.$B$2]*[.$B$7])/([.$B$3]*[.$B$4]*[.$B$5]) )/[.$B$6]^2)/(2*PI())" table:style-name="ce1">
            <text:p>3856.589045</text:p>
          </table:table-cell>
          <table:table-cell office:value-type="float" office:value="19282.945227166929" table:formula="of:=([.B14]^2*SQRT(  ([.$B$2]*[.$C$7])/([.$B$3]*[.$B$4]*[.$B$5]) )/[.$B$6]^2)/(2*PI())" table:style-name="ce1">
            <text:p>19282.94523</text:p>
          </table:table-cell>
          <table:table-cell table:number-columns-repeated="16380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0.995570000000001" table:style-name="ce1">
            <text:p>10.99557</text:p>
          </table:table-cell>
          <table:table-cell office:value-type="float" office:value="7559.0657705177" table:formula="of:=([.B15]^2*SQRT(  ([.$B$2]*[.$B$7])/([.$B$3]*[.$B$4]*[.$B$5]) )/[.$B$6]^2)/(2*PI())" table:style-name="ce1">
            <text:p>7559.065771</text:p>
          </table:table-cell>
          <table:table-cell office:value-type="float" office:value="37795.3288525885" table:formula="of:=([.B15]^2*SQRT(  ([.$B$2]*[.$C$7])/([.$B$3]*[.$B$4]*[.$B$5]) )/[.$B$6]^2)/(2*PI())" table:style-name="ce1">
            <text:p>37795.32885</text:p>
          </table:table-cell>
          <table:table-cell table:number-columns-repeated="16380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14.1372" table:style-name="ce1">
            <text:p>14.1372</text:p>
          </table:table-cell>
          <table:table-cell office:value-type="float" office:value="12495.666703974075" table:formula="of:=([.B16]^2*SQRT(  ([.$B$2]*[.$B$7])/([.$B$3]*[.$B$4]*[.$B$5]) )/[.$B$6]^2)/(2*PI())" table:style-name="ce1">
            <text:p>12495.6667</text:p>
          </table:table-cell>
          <table:table-cell office:value-type="float" office:value="62478.333519870386" table:formula="of:=([.B16]^2*SQRT(  ([.$B$2]*[.$C$7])/([.$B$3]*[.$B$4]*[.$B$5]) )/[.$B$6]^2)/(2*PI())" table:style-name="ce1">
            <text:p>62478.33352</text:p>
          </table:table-cell>
          <table:table-cell table:number-columns-repeated="16380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17.279" table:style-name="ce1">
            <text:p>17.279</text:p>
          </table:table-cell>
          <table:table-cell office:value-type="float" office:value="18666.798435196943" table:formula="of:=([.B17]^2*SQRT(  ([.$B$2]*[.$B$7])/([.$B$3]*[.$B$4]*[.$B$5]) )/[.$B$6]^2)/(2*PI())" table:style-name="ce1">
            <text:p>18666.79844</text:p>
          </table:table-cell>
          <table:table-cell office:value-type="float" office:value="93333.992175984749" table:formula="of:=([.B17]^2*SQRT(  ([.$B$2]*[.$C$7])/([.$B$3]*[.$B$4]*[.$B$5]) )/[.$B$6]^2)/(2*PI())" table:style-name="ce1">
            <text:p>93333.99218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Solutions from Elm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2">
            <text:p>f [Hz]</text:p>
          </table:table-cell>
          <table:table-cell office:value-type="string" table:style-name="ce2">
            <text:p>Mode Type</text:p>
          </table:table-cell>
          <table:table-cell table:number-columns-repeated="16381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25.08268027573101" table:style-name="ce4">
            <text:p>225.08</text:p>
          </table:table-cell>
          <table:table-cell office:value-type="string" table:style-name="ce1">
            <text:p>In-Plane Bending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022.30845844778" table:style-name="ce4">
            <text:p>1022.31</text:p>
          </table:table-cell>
          <table:table-cell office:value-type="string" table:style-name="ce1">
            <text:p>Out-Of-Plane Bending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1236.9901628448099" table:style-name="ce4">
            <text:p>1236.99</text:p>
          </table:table-cell>
          <table:table-cell office:value-type="string" table:style-name="ce1">
            <text:p>Torsional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378.2711477966" table:style-name="ce4">
            <text:p>1378.27</text:p>
          </table:table-cell>
          <table:table-cell office:value-type="string" table:style-name="ce1">
            <text:p>In-Plane Bending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3749.5864261327902" table:style-name="ce4">
            <text:p>3749.59</text:p>
          </table:table-cell>
          <table:table-cell office:value-type="string" table:style-name="ce1">
            <text:p>In-Plane Bending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3840.5842191940001" table:style-name="ce4">
            <text:p>3840.58</text:p>
          </table:table-cell>
          <table:table-cell office:value-type="string" table:style-name="ce1">
            <text:p>Torsional</text:p>
          </table:table-cell>
          <table:table-cell table:number-columns-repeated="16381" table:style-name="ce1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228</meta:generator>
    <dc:creator>KEVIN</dc:creator>
    <meta:creation-date>2018-06-06T22:06:09Z</meta:creation-date>
    <dc:date>2018-07-13T07:03:38Z</dc:date>
    <meta:editing-cycles>3</meta:editing-cycles>
    <meta:editing-duration>PT1059S</meta:editing-duration>
  </office:meta>
</office:document-meta>
</file>